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 fo:min-height="0.351cm" fo:min-width="2.97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81cm" svg:stroke-color="#ff00fa" draw:marker-start="Arrow_20_concave" draw:marker-start-width="0.4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55308d" draw:fill-color="#c9efc5" draw:textarea-horizontal-align="justify" draw:textarea-vertical-align="middle" draw:auto-grow-height="false" fo:min-height="5.642cm" fo:min-width="13.396cm"/>
    </style:style>
    <style:style style:name="gr5" style:family="graphic" style:parent-style-name="standard">
      <style:graphic-properties draw:stroke="none" svg:stroke-color="#55308d" draw:fill-color="#f5e5ff" draw:textarea-horizontal-align="justify" draw:textarea-vertical-align="middle" draw:auto-grow-height="false" fo:min-height="4.779cm" fo:min-width="13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529cm"/>
      <style:paragraph-properties style:writing-mode="lr-tb"/>
    </style:style>
    <style:style style:name="gr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059cm" fo:min-width="1.218cm"/>
    </style:style>
    <style:style style:name="gr9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03cm" fo:min-width="0cm"/>
    </style:style>
    <style:style style:name="gr13" style:family="graphic" style:parent-style-name="standard">
      <style:graphic-properties svg:stroke-color="#999999" draw:fill-color="#999999" draw:textarea-horizontal-align="justify" draw:textarea-vertical-align="middle" draw:auto-grow-height="false" fo:min-height="0.108cm" fo:min-width="0cm"/>
    </style:style>
    <style:style style:name="gr14" style:family="graphic" style:parent-style-name="objectwithoutfill">
      <style:graphic-properties draw:stroke="dash" draw:stroke-dash="Dot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28cm" svg:stroke-color="#333333" draw:marker-start-width="0.242cm" draw:marker-end-width="0.242cm" draw:fill-color="#cccccc" draw:textarea-horizontal-align="justify" draw:textarea-vertical-align="middle" draw:auto-grow-height="false" fo:min-height="0.327cm" fo:min-width="2.165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333333" draw:marker-start-width="0.242cm" draw:marker-end-width="0.242cm" draw:fill-color="#cccccc" draw:textarea-horizontal-align="justify" draw:textarea-vertical-align="middle" draw:auto-grow-height="false" fo:min-height="0.337cm" fo:min-width="0.126cm" fo:padding-top="0.139cm" fo:padding-bottom="0.139cm" fo:padding-left="0.264cm" fo:padding-right="0.264cm"/>
    </style:style>
    <style:style style:name="gr17" style:family="graphic" style:parent-style-name="standard">
      <style:graphic-properties svg:stroke-width="0.106cm" svg:stroke-color="#000000" draw:marker-start="Symmetric_20_Arrow" draw:marker-start-width="0.4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3.112cm" fo:min-width="1.01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2.648cm" fo:min-width="0.839cm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3.084cm" fo:min-width="0.982cm" fo:padding-top="0.139cm" fo:padding-bottom="0.139cm" fo:padding-left="0.264cm" fo:padding-right="0.264cm"/>
    </style:style>
    <style:style style:name="gr25" style:family="graphic" style:parent-style-name="standard">
      <style:graphic-properties svg:stroke-width="0.212cm" svg:stroke-color="#ffbf00" draw:marker-start-width="0.518cm" draw:marker-end-width="0.518cm" svg:stroke-opacity="20%" draw:fill="none" draw:textarea-horizontal-align="justify" draw:textarea-vertical-align="middle" draw:auto-grow-height="false" fo:min-height="0.132cm" fo:min-width="0cm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81d41a" draw:fill-color="#81d41a" draw:opacity="43%" draw:textarea-horizontal-align="justify" draw:textarea-vertical-align="middle" draw:auto-grow-height="false" fo:min-height="1.301cm" fo:min-width="1.147cm"/>
    </style:style>
    <style:style style:name="gr27" style:family="graphic" style:parent-style-name="standard">
      <style:graphic-properties draw:stroke="none" svg:stroke-color="#81d41a" draw:fill-color="#954fff" draw:opacity="43%" draw:textarea-horizontal-align="justify" draw:textarea-vertical-align="middle" draw:auto-grow-height="false" fo:min-height="1.301cm" fo:min-width="1.147cm"/>
    </style:style>
    <style:style style:name="gr28" style:family="graphic" style:parent-style-name="standard">
      <style:graphic-properties draw:stroke="none" svg:stroke-color="#000000" draw:fill="none" draw:fill-color="#ffffff" fo:min-height="1.9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30" style:family="graphic" style:parent-style-name="standard">
      <style:graphic-properties svg:stroke-width="0.081cm" svg:stroke-color="#ff00fa" draw:marker-start="Arrow_20_concave" draw:marker-start-width="0.421cm" draw:marker-end-width="0.321cm" svg:stroke-opacity="40%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1.903cm"/>
      <style:paragraph-properties style:writing-mode="lr-tb"/>
    </style:style>
    <style:style style:name="gr32" style:family="graphic" style:parent-style-name="standard">
      <style:graphic-properties svg:stroke-width="0.212cm" svg:stroke-color="#55308d" draw:marker-start-width="0.517cm" draw:marker-end-width="0.517cm" svg:stroke-opacity="70%" draw:fill="none" draw:textarea-horizontal-align="justify" draw:textarea-vertical-align="middle" draw:auto-grow-height="false" fo:min-height="0.248cm" fo:min-width="0cm" fo:padding-top="0.23cm" fo:padding-bottom="0.23cm" fo:padding-left="0.355cm" fo:padding-right="0.355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9efc5"/>
      <style:paragraph-properties fo:text-align="center"/>
    </style:style>
    <style:style style:name="P5" style:family="paragraph">
      <loext:graphic-properties draw:fill-color="#f5e5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Mono1" fo:font-size="10.5pt" fo:font-weight="bold" style:font-size-asian="12pt" style:font-size-complex="12pt"/>
    </style:style>
    <style:style style:name="P12" style:family="paragraph">
      <loext:graphic-properties draw:fill-color="#000000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81d41a" draw:opacity="43%"/>
      <style:paragraph-properties fo:text-align="center"/>
    </style:style>
    <style:style style:name="P15" style:family="paragraph">
      <loext:graphic-properties draw:fill-color="#954fff" draw:opacity="43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40pt"/>
    </style:style>
    <style:style style:name="P1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Mono1" fo:font-size="10.5pt" fo:font-weight="bold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76cm" svg:height="0.601cm" svg:x="4.967cm" svg:y="1.6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7.914cm" svg:y="1.90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032cm" svg:y1="1.966cm" svg:x2="13.617cm" svg:y2="0.633cm">
          <text:p/>
        </draw:line>
        <draw:custom-shape draw:style-name="gr4" draw:text-style-name="P4" draw:layer="layout" svg:width="13.896cm" svg:height="5.892cm" svg:x="0.04cm" svg:y="2.7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891cm" svg:height="5.029cm" svg:x="0.068cm" svg:y="8.68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687cm" svg:height="1.602cm" svg:x="0.006cm" svg:y="8.751cm">
          <draw:text-box>
            <text:p><text:span text:style-name="T1">N</text:span><text:span text:style-name="T1">o</text:span><text:span text:style-name="T1">s</text:span><text:span text:style-name="T1">e</text:span><text:span text:style-name="T1"> </text:span><text:span text:style-name="T1">U</text:span><text:span text:style-name="T1">p</text:span></text:p>
          </draw:text-box>
        </draw:frame>
        <draw:frame draw:style-name="gr7" draw:text-style-name="P6" draw:layer="layout" svg:width="3.029cm" svg:height="2.453cm" svg:x="0.239cm" svg:y="2.861cm">
          <draw:text-box>
            <text:p><text:span text:style-name="T1">Lev</text:span><text:span text:style-name="T1">el</text:span></text:p>
            <text:p><text:span text:style-name="T1">Out</text:span></text:p>
          </draw:text-box>
        </draw:frame>
        <draw:custom-shape draw:style-name="gr8" draw:text-style-name="P7" draw:layer="layout" svg:width="1.718cm" svg:height="0.309cm" draw:transform="rotate (-0.33562681515851) translate (8.04cm 10.62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draw:transform="rotate (-0.33562681515851) translate (8cm 11.1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8.491cm 11.3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8.668cm 11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8.064cm" svg:y1="11.2cm" svg:x2="8.24cm" svg:y2="10.961cm">
          <text:p/>
        </draw:line>
        <draw:line draw:style-name="gr10" draw:text-style-name="P8" draw:layer="layout" svg:x1="8.544cm" svg:y1="11.41cm" svg:x2="8.666cm" svg:y2="11.156cm">
          <text:p/>
        </draw:line>
        <draw:line draw:style-name="gr10" draw:text-style-name="P8" draw:layer="layout" svg:x1="8.73cm" svg:y1="11.402cm" svg:x2="8.691cm" svg:y2="11.067cm">
          <text:p/>
        </draw:line>
        <draw:custom-shape draw:style-name="gr11" draw:text-style-name="P7" draw:layer="layout" svg:width="0.351cm" svg:height="0.342cm" draw:transform="rotate (0.33562681515851) translate (9.324cm 10.868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draw:transform="rotate (0.33562681515851) translate (8.167cm 10.524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draw:transform="rotate (-0.33562681515851) translate (8.441cm 10.52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draw:transform="rotate (-0.33562681515851) translate (8.847cm 10.67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draw:transform="rotate (-0.33562681515851) translate (7.902cm 10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draw:transform="rotate (-0.33562681515851) translate (7.887cm 10.7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718cm" svg:height="0.309cm" svg:x="8.406cm" svg:y="3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svg:x="8.525cm" svg:y="3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9.061cm" svg:y="3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9.215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8.617cm" svg:y1="3.919cm" svg:x2="8.704cm" svg:y2="3.635cm">
          <text:p/>
        </draw:line>
        <draw:line draw:style-name="gr10" draw:text-style-name="P8" draw:layer="layout" svg:x1="9.139cm" svg:y1="3.958cm" svg:x2="9.171cm" svg:y2="3.678cm">
          <text:p/>
        </draw:line>
        <draw:line draw:style-name="gr10" draw:text-style-name="P8" draw:layer="layout" svg:x1="9.312cm" svg:y1="3.89cm" svg:x2="9.165cm" svg:y2="3.586cm">
          <text:p/>
        </draw:line>
        <draw:custom-shape draw:style-name="gr11" draw:text-style-name="P7" draw:layer="layout" svg:width="0.351cm" svg:height="0.342cm" svg:x="9.76cm" svg:y="3.04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svg:x="8.55cm" svg:y="3.153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svg:x="8.751cm" svg:y="3.1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svg:x="9.183cm" svg:y="3.16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svg:x="8.228cm" svg:y="3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svg:x="8.28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718cm" svg:height="0.309cm" svg:x="5.987cm" svg:y="4.7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svg:x="6.106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6.642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6.796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6.198cm" svg:y1="5.252cm" svg:x2="6.285cm" svg:y2="4.968cm">
          <text:p/>
        </draw:line>
        <draw:line draw:style-name="gr10" draw:text-style-name="P8" draw:layer="layout" svg:x1="6.72cm" svg:y1="5.291cm" svg:x2="6.752cm" svg:y2="5.011cm">
          <text:p/>
        </draw:line>
        <draw:line draw:style-name="gr10" draw:text-style-name="P8" draw:layer="layout" svg:x1="6.893cm" svg:y1="5.223cm" svg:x2="6.746cm" svg:y2="4.919cm">
          <text:p/>
        </draw:line>
        <draw:custom-shape draw:style-name="gr11" draw:text-style-name="P7" draw:layer="layout" svg:width="0.351cm" svg:height="0.342cm" svg:x="7.341cm" svg:y="4.37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svg:x="6.131cm" svg:y="4.48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svg:x="6.332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svg:x="6.764cm" svg:y="4.498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svg:x="5.809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svg:x="5.869cm" svg:y="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8" draw:layer="layout" svg:width="1.983cm" svg:height="1.247cm" draw:transform="rotate (-3.14159265358979) translate (8.674cm 4.764cm)" svg:viewBox="0 0 1984 1248" svg:d="M0 1224c181-18 360 24 539 24 98 0 195 1 293-24 105-27 203-76 302-119 136-61 271-135 387-240 136-125 238-299 341-469 67-110 92-233 113-359l9-37">
          <text:p/>
        </draw:path>
        <draw:custom-shape draw:style-name="gr15" draw:text-style-name="P10" draw:layer="layout" svg:width="2.693cm" svg:height="0.605cm" svg:x="8.718cm" svg:y="12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654cm" svg:height="0.615cm" svg:x="11.845cm" svg:y="12.8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654cm" svg:height="0.615cm" svg:x="12.971cm" svg:y="12.834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1.515cm" svg:y1="13.628cm" svg:x2="11.695cm" svg:y2="12.589cm">
          <text:p/>
        </draw:line>
        <draw:line draw:style-name="gr10" draw:text-style-name="P8" draw:layer="layout" svg:x1="12.677cm" svg:y1="13.639cm" svg:x2="12.857cm" svg:y2="12.6cm">
          <text:p/>
        </draw:line>
        <draw:line draw:style-name="gr17" draw:text-style-name="P3" draw:layer="layout" svg:x1="11.912cm" svg:y1="13.131cm" svg:x2="12.395cm" svg:y2="13.128cm">
          <text:p/>
        </draw:line>
        <draw:line draw:style-name="gr17" draw:text-style-name="P3" draw:layer="layout" svg:x1="13.309cm" svg:y1="12.908cm" svg:x2="13.309cm" svg:y2="13.358cm">
          <text:p/>
        </draw:line>
        <draw:custom-shape draw:style-name="gr16" draw:text-style-name="P10" draw:layer="layout" svg:width="0.654cm" svg:height="0.615cm" draw:transform="rotate (1.57323978774769) translate (11.249cm 8.17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654cm" svg:height="0.615cm" draw:transform="rotate (-1.5707963267949) translate (12.991cm 7.55cm)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2.061cm" svg:y1="8.369cm" svg:x2="12.241cm" svg:y2="7.33cm">
          <text:p/>
        </draw:line>
        <draw:line draw:style-name="gr17" draw:text-style-name="P3" draw:layer="layout" svg:x1="11.566cm" svg:y1="8.111cm" svg:x2="11.562cm" svg:y2="7.628cm">
          <text:p/>
        </draw:line>
        <draw:line draw:style-name="gr17" draw:text-style-name="P3" draw:layer="layout" svg:x1="12.915cm" svg:y1="7.882cm" svg:x2="12.465cm" svg:y2="7.882cm">
          <text:p/>
        </draw:line>
        <draw:frame draw:style-name="gr18" draw:text-style-name="P11" draw:layer="layout" svg:width="1.707cm" svg:height="0.806cm" svg:x="9.288cm" svg:y="12.79cm">
          <draw:text-box>
            <text:p><text:span text:style-name="T2">space</text:span></text:p>
          </draw:text-box>
        </draw:frame>
        <draw:custom-shape draw:style-name="gr19" draw:text-style-name="P1" draw:layer="layout" svg:width="1.672cm" svg:height="3.524cm" svg:x="11.39cm" svg:y="8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.515cm" svg:height="3.074cm" svg:x="11.463cm" svg:y="8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8" draw:layer="layout" svg:x1="11.967cm" svg:y1="8.905cm" svg:x2="12.56cm" svg:y2="8.905cm">
          <text:p/>
        </draw:line>
        <draw:custom-shape draw:style-name="gr22" draw:text-style-name="P7" draw:layer="layout" svg:width="0.092cm" svg:height="0.092cm" svg:x="11.71cm" svg:y="8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18cm" svg:height="0.218cm" svg:x="12.146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026cm" svg:height="0.122cm" svg:x="11.356cm" svg:y="9.2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026cm" svg:height="0.122cm" svg:x="11.356cm" svg:y="9.4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026cm" svg:height="0.122cm" draw:transform="rotate (-1.5707963267949) translate (12.782cm 8.785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672cm" svg:height="3.524cm" svg:x="11.275cm" svg:y="3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.515cm" svg:height="3.074cm" svg:x="11.348cm" svg:y="3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8" draw:layer="layout" svg:x1="11.852cm" svg:y1="3.593cm" svg:x2="12.445cm" svg:y2="3.593cm">
          <text:p/>
        </draw:line>
        <draw:custom-shape draw:style-name="gr22" draw:text-style-name="P7" draw:layer="layout" svg:width="0.092cm" svg:height="0.092cm" svg:x="11.595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18cm" svg:height="0.218cm" svg:x="12.031cm" svg:y="6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026cm" svg:height="0.122cm" svg:x="11.241cm" svg:y="3.9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026cm" svg:height="0.122cm" svg:x="11.241cm" svg:y="4.1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026cm" svg:height="0.122cm" draw:transform="rotate (-1.5707963267949) translate (12.667cm 3.47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885cm" svg:height="0.838cm" draw:transform="rotate (0.0343829862642883) translate (11.643cm 5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647cm" svg:height="1.551cm" svg:x="11.197cm" svg:y="5.1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.647cm" svg:height="1.551cm" svg:x="11.307cm" svg:y="8.954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.838cm" svg:height="2.153cm" svg:x="10.262cm" svg:y="9.255cm">
          <draw:text-box>
            <text:p/>
          </draw:text-box>
        </draw:frame>
        <draw:frame draw:style-name="gr28" draw:text-style-name="P16" draw:layer="layout" svg:width="2.838cm" svg:height="2.153cm" svg:x="10.187cm" svg:y="5.03cm">
          <draw:text-box>
            <text:p/>
          </draw:text-box>
        </draw:frame>
        <draw:frame draw:style-name="gr29" draw:text-style-name="P17" draw:layer="layout" svg:width="4.783cm" svg:height="4.027cm" svg:x="-0.068cm" svg:y="0.066cm">
          <draw:text-box>
            <text:p><text:span text:style-name="T3">Follow the</text:span></text:p>
            <text:p><text:span text:style-name="T3">Pink Line</text:span></text:p>
          </draw:text-box>
        </draw:frame>
        <draw:custom-shape draw:style-name="gr2" draw:text-style-name="P2" draw:layer="layout" svg:width="0.381cm" svg:height="0.119cm" svg:x="5.114cm" svg:y="1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6.014cm" svg:y="1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7.014cm" svg:y="1.9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718cm" svg:height="0.309cm" draw:transform="rotate (-0.33562681515851) translate (11.703cm 0.70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draw:transform="rotate (-0.33562681515851) translate (11.663cm 1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12.154cm 1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12.331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11.727cm" svg:y1="1.282cm" svg:x2="11.903cm" svg:y2="1.043cm">
          <text:p/>
        </draw:line>
        <draw:line draw:style-name="gr10" draw:text-style-name="P8" draw:layer="layout" svg:x1="12.207cm" svg:y1="1.492cm" svg:x2="12.329cm" svg:y2="1.238cm">
          <text:p/>
        </draw:line>
        <draw:line draw:style-name="gr10" draw:text-style-name="P8" draw:layer="layout" svg:x1="12.393cm" svg:y1="1.484cm" svg:x2="12.354cm" svg:y2="1.149cm">
          <text:p/>
        </draw:line>
        <draw:custom-shape draw:style-name="gr11" draw:text-style-name="P7" draw:layer="layout" svg:width="0.351cm" svg:height="0.342cm" draw:transform="rotate (0.33562681515851) translate (12.987cm 0.95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draw:transform="rotate (0.33562681515851) translate (11.83cm 0.606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draw:transform="rotate (-0.33562681515851) translate (12.104cm 0.609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draw:transform="rotate (-0.33562681515851) translate (12.51cm 0.7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draw:transform="rotate (-0.33562681515851) translate (11.565cm 0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draw:transform="rotate (-0.33562681515851) translate (11.55cm 0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76cm" svg:height="0.601cm" svg:x="0.084cm" svg:y="6.1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3.031cm" svg:y="6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0.231cm" svg:y="6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1.131cm" svg:y="6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2.131cm" svg:y="6.379cm">
          <text:p/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3.194cm" svg:y1="6.446cm" svg:x2="9.61cm" svg:y2="3.286cm">
          <text:p/>
        </draw:line>
        <draw:frame draw:style-name="gr31" draw:text-style-name="P16" draw:layer="layout" svg:width="2.838cm" svg:height="2.153cm" svg:x="10.235cm" svg:y="4.887cm">
          <draw:text-box>
            <text:p><text:span text:style-name="T4">👉</text:span></text:p>
          </draw:text-box>
        </draw:frame>
        <draw:custom-shape draw:style-name="gr1" draw:text-style-name="P1" draw:layer="layout" svg:width="3.476cm" svg:height="0.601cm" svg:x="2.629cm" svg:y="11.3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5.576cm" svg:y="11.6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2.776cm" svg:y="11.6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3.676cm" svg:y="11.6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119cm" svg:x="4.676cm" svg:y="11.6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718cm" svg:height="0.309cm" draw:transform="rotate (-0.33562681515851) translate (5.007cm 10.86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draw:transform="rotate (-0.33562681515851) translate (4.967cm 11.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5.458cm 11.5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draw:transform="rotate (-0.33562681515851) translate (5.635cm 11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5.031cm" svg:y1="11.441cm" svg:x2="5.207cm" svg:y2="11.202cm">
          <text:p/>
        </draw:line>
        <draw:line draw:style-name="gr10" draw:text-style-name="P8" draw:layer="layout" svg:x1="5.511cm" svg:y1="11.651cm" svg:x2="5.633cm" svg:y2="11.397cm">
          <text:p/>
        </draw:line>
        <draw:line draw:style-name="gr10" draw:text-style-name="P8" draw:layer="layout" svg:x1="5.697cm" svg:y1="11.643cm" svg:x2="5.658cm" svg:y2="11.308cm">
          <text:p/>
        </draw:line>
        <draw:custom-shape draw:style-name="gr11" draw:text-style-name="P7" draw:layer="layout" svg:width="0.351cm" svg:height="0.342cm" draw:transform="rotate (0.33562681515851) translate (6.291cm 11.10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draw:transform="rotate (0.33562681515851) translate (5.134cm 10.765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draw:transform="rotate (-0.33562681515851) translate (5.408cm 10.76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draw:transform="rotate (-0.33562681515851) translate (5.814cm 10.91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draw:transform="rotate (-0.33562681515851) translate (4.869cm 10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draw:transform="rotate (-0.33562681515851) translate (4.854cm 10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8" draw:layer="layout" svg:width="2.984cm" svg:height="0.286cm" draw:transform="rotate (-3.14159265358979) translate (8.569cm 11.182cm)" svg:viewBox="0 0 2985 287" svg:d="M0 281c272-4 542 6 811 6 147 0 293 0 441-6 158-6 305-17 454-27 205-14 408-31 582-55 205-29 358-69 513-108 101-25 139-54 170-82l14-9">
          <text:p/>
        </draw:path>
        <draw:custom-shape draw:style-name="gr8" draw:text-style-name="P7" draw:layer="layout" svg:width="1.718cm" svg:height="0.309cm" svg:x="8.577cm" svg:y="9.5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71cm" svg:height="0.149cm" svg:x="8.696cm" svg:y="9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9.232cm" svg:y="10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71cm" svg:height="0.149cm" svg:x="9.386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8.788cm" svg:y1="10.044cm" svg:x2="8.875cm" svg:y2="9.76cm">
          <text:p/>
        </draw:line>
        <draw:line draw:style-name="gr10" draw:text-style-name="P8" draw:layer="layout" svg:x1="9.31cm" svg:y1="10.083cm" svg:x2="9.342cm" svg:y2="9.803cm">
          <text:p/>
        </draw:line>
        <draw:line draw:style-name="gr10" draw:text-style-name="P8" draw:layer="layout" svg:x1="9.483cm" svg:y1="10.015cm" svg:x2="9.336cm" svg:y2="9.711cm">
          <text:p/>
        </draw:line>
        <draw:custom-shape draw:style-name="gr11" draw:text-style-name="P7" draw:layer="layout" svg:width="0.351cm" svg:height="0.342cm" svg:x="9.931cm" svg:y="9.16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0.21cm" svg:height="0.246cm" svg:x="8.721cm" svg:y="9.27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7" draw:layer="layout" svg:width="0.447cm" svg:height="0.28cm" svg:x="8.922cm" svg:y="9.2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51cm" svg:height="0.246cm" svg:x="9.354cm" svg:y="9.2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0.144cm" svg:height="0.506cm" svg:x="8.399cm" svg:y="9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33cm" svg:height="0.048cm" svg:x="8.45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5.479cm" svg:y1="11.685cm" svg:x2="9.937cm" svg:y2="9.29cm">
          <text:p/>
        </draw:line>
        <draw:path draw:style-name="gr14" draw:text-style-name="P8" draw:layer="layout" svg:width="0.755cm" svg:height="1.326cm" draw:transform="rotate (-3.14159265358979) translate (9.336cm 10.882cm)" svg:viewBox="0 0 756 1327" svg:d="M0 1301c69-19 137 26 205 26 38 0 75 1 112-26 40-28 77-80 115-126 52-65 103-144 148-255 51-133 90-318 130-499 25-117 35-248 43-382l3-39">
          <text:p/>
        </draw:path>
        <draw:custom-shape draw:style-name="gr32" draw:text-style-name="P13" draw:layer="layout" svg:width="0.926cm" svg:height="0.926cm" svg:x="11.677cm" svg:y="9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6" draw:layer="layout" svg:width="2.838cm" svg:height="2.153cm" svg:x="10.274cm" svg:y="8.979cm">
          <draw:text-box>
            <text:p><text:span text:style-name="T4">👉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7:23:43.211590993</meta:creation-date>
    <meta:generator>LibreOffice/6.4.7.2$Linux_X86_64 LibreOffice_project/40$Build-2</meta:generator>
    <dc:date>2022-06-11T10:27:30.189444040</dc:date>
    <meta:editing-duration>PT40M19S</meta:editing-duration>
    <meta:editing-cycles>6</meta:editing-cycles>
    <meta:document-statistic meta:object-count="141"/>
  </office:meta>
</office:document-meta>
</file>